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26" style:family="text">
      <style:text-properties fo:font-size="10.50pt" fo:font-weight="normal" fo:font-family="Montserrat" style:font-family-asian="Montserrat" style:font-family-complex="Montserrat" fo:background-color="transparent" fo:color="#0f0f19"/>
    </style:style>
    <style:style style:name="T27" style:family="text">
      <style:text-properties fo:font-size="10.50pt" fo:font-weight="normal" fo:font-family="inherit" style:font-family-asian="inherit" style:font-family-complex="inherit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right="-51.00p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1)</text:span></text:p>
      <text:p text:style-name="P1"><text:span text:style-name="T1">***********</text:span></text:p>
      <text:p text:style-name="P1"><text:span text:style-name="T1">CREATE TABLE Product (</text:span></text:p>
      <text:p text:style-name="P1"><text:span text:style-name="T1"><text:s text:c="3"/>Product_id VARCHAR(20)<text:s/></text:span><text:span text:style-name="T2">CONSTRAINT pk_product PRIMARY KEY,</text:span></text:p>
      <text:p text:style-name="P1"><text:span text:style-name="T3"><text:s text:c="3"/>Product_Name VARCHAR(20)<text:s/></text:span><text:span text:style-name="T4">CONSTRAINT<text:s text:c="2"/>NL_Product_Name NOT NULL</text:span><text:span text:style-name="T5">,</text:span></text:p>
      <text:p text:style-name="P1"><text:span text:style-name="T6"><text:s text:c="3"/>Price NUMBER C</text:span><text:span text:style-name="T7">ONSTRAINT CH_PRICE CHECK (Price&gt;=0)</text:span></text:p>
      <text:p text:style-name="P1"><text:span text:style-name="T8"/></text:p>
      <text:p text:style-name="P1"><text:span text:style-name="T9">) ;</text:span></text:p>
      <text:p text:style-name="P1"><text:span text:style-name="T9">************</text:span></text:p>
      <text:p text:style-name="P1"><text:span text:style-name="T9">CREATE TABLE Customer (</text:span></text:p>
      <text:p text:style-name="P1"><text:span text:style-name="T9"><text:s text:c="3"/>Customer_id VARCHAR(20)<text:s/></text:span><text:span text:style-name="T10">CONSTRAINT pk_customer PRIMARY KEY,</text:span></text:p>
      <text:p text:style-name="P1"><text:span text:style-name="T11"><text:s text:c="3"/>Customer_Name VARCHAR(20)<text:s/></text:span><text:span text:style-name="T12">CONSTRAINT<text:s text:c="2"/>NL_customer_Name NOT NULL</text:span><text:span text:style-name="T13">,</text:span></text:p>
      <text:p text:style-name="P1"><text:span text:style-name="T14"><text:s text:c="3"/>Customer_Tel NUMBER</text:span></text:p>
      <text:p text:style-name="P1"><text:span text:style-name="T15"/></text:p>
      <text:p text:style-name="P1"><text:span text:style-name="T16">) ;</text:span></text:p>
      <text:p text:style-name="P1"><text:span text:style-name="T16">************</text:span></text:p>
      <text:p text:style-name="P1"><text:span text:style-name="T16">CREATE TABLE Orders (</text:span></text:p>
      <text:p text:style-name="P2"><text:span text:style-name="T16"><text:s text:c="3"/>Customer_id VARCHAR(20)<text:s/></text:span><text:span text:style-name="T17">CONSTRAINT fk_orders1 FOREIGN KEY (Customer_id )<text:s text:c="2"/>REFERENCES<text:s text:c="20"/>Customer(Customer_id ),</text:span></text:p>
      <text:p text:style-name="P3"><text:span text:style-name="T18"><text:s text:c="3"/>Product_id<text:s text:c="2"/>VARCHAR(20)<text:s/></text:span><text:span text:style-name="T19">CONSTRAINT<text:s text:c="2"/>fk_orders2 FOREIGN KEY (Product_id<text:s text:c="2"/>)<text:s text:c="2"/>REFERENCES<text:s text:c="5"/>Product(Product_id<text:s text:c="2"/>)</text:span><text:span text:style-name="T20">,</text:span></text:p>
      <text:p text:style-name="P3"><text:span text:style-name="T21"><text:s text:c="3"/>Quantity NUMBER,</text:span></text:p>
      <text:p text:style-name="P3"><text:span text:style-name="T21"><text:s text:c="3"/>Total_amount NUMBER,</text:span></text:p>
      <text:p text:style-name="P3"><text:span text:style-name="T21"><text:s text:c="3"/></text:span><text:span text:style-name="T22">CONSTRAINT pk_Orders PRIMARY KEY (Customer_id ,Product_id)</text:span></text:p>
      <text:p text:style-name="P3"><text:span text:style-name="T23"/></text:p>
      <text:p text:style-name="P3"><text:span text:style-name="T24">) ;</text:span></text:p>
      <text:p text:style-name="P3"><text:span text:style-name="T24"><text:s/></text:span></text:p>
      <text:p text:style-name="P3"><text:span text:style-name="T24">2)</text:span></text:p>
      <text:p text:style-name="P3"><text:span text:style-name="T24">*********</text:span></text:p>
      <text:p text:style-name="P3"><text:span text:style-name="T25">ALTER TABLE Product ADD<text:s/></text:span><text:span text:style-name="T26">Category</text:span><text:span text:style-name="T27"><text:s/>VARCHAR2(20);</text:span></text:p>
      <text:p text:style-name="P3"><text:span text:style-name="T27">**********</text:span></text:p>
      <text:p text:style-name="P3"><text:span text:style-name="T27">ALTER TABLE Orders ADD OrderDate DATE DEFAULT SYSDATE;</text:span></text:p>
      <text:p text:style-name="P3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